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1a587c" officeooo:paragraph-rsid="001a587c"/>
    </style:style>
    <style:style style:name="P2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224862" officeooo:paragraph-rsid="00224862"/>
    </style:style>
    <style:style style:name="P3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22e091" officeooo:paragraph-rsid="0022e091"/>
    </style:style>
    <style:style style:name="P4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paragraph-rsid="001fc7ac"/>
    </style:style>
    <style:style style:name="P5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paragraph-rsid="001cb3a8"/>
    </style:style>
    <style:style style:name="P6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2867f0" officeooo:paragraph-rsid="002b3d51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2867f0" officeooo:paragraph-rsid="00395293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2867f0" officeooo:paragraph-rsid="003ca098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2dae1d" officeooo:paragraph-rsid="003d3fbf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44b0ea" officeooo:paragraph-rsid="0044b0ea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49523e" officeooo:paragraph-rsid="0049523e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51998c" officeooo:paragraph-rsid="0051998c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53c4bb" officeooo:paragraph-rsid="0053c4bb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597976" officeooo:paragraph-rsid="008f8e79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597976" officeooo:paragraph-rsid="00913c0a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623d68" officeooo:paragraph-rsid="00639ca7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71a453" officeooo:paragraph-rsid="0071a453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71a453" officeooo:paragraph-rsid="008da99c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fo:font-weight="bold" officeooo:paragraph-rsid="001fc7ac" style:font-weight-asian="bold" style:font-weight-complex="bold"/>
    </style:style>
    <style:style style:name="P20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fo:font-weight="bold" officeooo:rsid="00795dda" officeooo:paragraph-rsid="00795dda" style:font-weight-asian="bold" style:font-weight-complex="bold"/>
    </style:style>
    <style:style style:name="P21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fo:font-weight="bold" officeooo:rsid="0053c4bb" officeooo:paragraph-rsid="0053c4bb" style:font-weight-asian="bold" style:font-weight-complex="bold"/>
    </style:style>
    <style:style style:name="P22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7fb6f3" officeooo:paragraph-rsid="007fb6f3"/>
    </style:style>
    <style:style style:name="P23" style:family="paragraph" style:parent-style-name="Standard">
      <loext:graphic-properties draw:fill="none"/>
      <style:paragraph-properties fo:margin-top="0cm" fo:margin-bottom="0cm" loext:contextual-spacing="false" fo:line-height="115%" fo:background-color="transparent"/>
      <style:text-properties officeooo:rsid="0082c9a3" officeooo:paragraph-rsid="0082c9a3"/>
    </style:style>
    <style:style style:name="T1" style:family="text">
      <style:text-properties officeooo:rsid="001a587c"/>
    </style:style>
    <style:style style:name="T2" style:family="text">
      <style:text-properties officeooo:rsid="001de0b9"/>
    </style:style>
    <style:style style:name="T3" style:family="text">
      <style:text-properties officeooo:rsid="001fc7ac"/>
    </style:style>
    <style:style style:name="T4" style:family="text">
      <style:text-properties officeooo:rsid="0029595e"/>
    </style:style>
    <style:style style:name="T5" style:family="text">
      <style:text-properties officeooo:rsid="002b3d51"/>
    </style:style>
    <style:style style:name="T6" style:family="text">
      <style:text-properties officeooo:rsid="0031562e"/>
    </style:style>
    <style:style style:name="T7" style:family="text">
      <style:text-properties officeooo:rsid="003d3fbf"/>
    </style:style>
    <style:style style:name="T8" style:family="text">
      <style:text-properties officeooo:rsid="003fd912"/>
    </style:style>
    <style:style style:name="T9" style:family="text">
      <style:text-properties officeooo:rsid="00459a12"/>
    </style:style>
    <style:style style:name="T10" style:family="text">
      <style:text-properties officeooo:rsid="004a2203"/>
    </style:style>
    <style:style style:name="T11" style:family="text">
      <style:text-properties officeooo:rsid="004b8115"/>
    </style:style>
    <style:style style:name="T12" style:family="text">
      <style:text-properties officeooo:rsid="004d672f"/>
    </style:style>
    <style:style style:name="T13" style:family="text">
      <style:text-properties officeooo:rsid="004e60a9"/>
    </style:style>
    <style:style style:name="T14" style:family="text">
      <style:text-properties officeooo:rsid="0052d720"/>
    </style:style>
    <style:style style:name="T15" style:family="text">
      <style:text-properties officeooo:rsid="005b1dda"/>
    </style:style>
    <style:style style:name="T16" style:family="text">
      <style:text-properties officeooo:rsid="00639ca7"/>
    </style:style>
    <style:style style:name="T17" style:family="text">
      <style:text-properties officeooo:rsid="006531df"/>
    </style:style>
    <style:style style:name="T18" style:family="text">
      <style:text-properties officeooo:rsid="0066caea"/>
    </style:style>
    <style:style style:name="T19" style:family="text">
      <style:text-properties officeooo:rsid="006cf16d"/>
    </style:style>
    <style:style style:name="T20" style:family="text">
      <style:text-properties officeooo:rsid="00728dd2"/>
    </style:style>
    <style:style style:name="T21" style:family="text">
      <style:text-properties officeooo:rsid="00800e22"/>
    </style:style>
    <style:style style:name="T22" style:family="text">
      <style:text-properties officeooo:rsid="008347cd"/>
    </style:style>
    <style:style style:name="T23" style:family="text">
      <style:text-properties officeooo:rsid="0085524b"/>
    </style:style>
    <style:style style:name="T24" style:family="text">
      <style:text-properties officeooo:rsid="00873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rom this morning’s meeting:</text:p>
      <text:p text:style-name="P1"/>
      <text:p text:style-name="P19"><text:span text:style-name="T1">Attendees: </text:span></text:p>
      <text:p text:style-name="P4"><text:span text:style-name="T3">Piers</text:span><text:bookmark text:name="N2neIaiSHEOsZZ0o4S7KFQ=="/><text:span text:style-name="T3"> </text:span>Blombery<text:span text:style-name="T1">, Yamuna Kankanige, Ella Thompson, Ken Doig, Tom Conway, Peter Donnelly</text:span></text:p>
      <text:p text:style-name="P5"/>
      <text:p text:style-name="P20">Notes:</text:p>
      <text:p text:style-name="P6">PMCC is a <text:span text:style-name="T5">(the?) national referral </text:span>centre of expertise / referral centre for T Cell Ly<text:span text:style-name="T4">m</text:span>phomas <text:span text:style-name="T5">and indeed has international standing in this domain. <text:s/>Stephen Ley (sp.) mentioned.</text:span></text:p>
      <text:p text:style-name="P6"/>
      <text:p text:style-name="P8"><text:span text:style-name="T2">T Cell Lymphomas are hard for pathologists to differentiate by morphology alone. The very name ‘NOS’ (Not Otherwise Specified’) provides a clue! <text:s/>(B Cell Lymphomas e.g. are much easier.)</text:span></text:p>
      <text:p text:style-name="P7"/>
      <text:p text:style-name="P9">Hit rates can be as low as 40% for some types of <text:span text:style-name="T6">P</text:span>TC<text:span text:style-name="T6">Ls</text:span>. <text:s/><text:span text:style-name="T7">A</text:span> consequence <text:span text:style-name="T7">is that curated histology analyses do not provide a very good </text:span>‘ground truth’ set <text:span text:style-name="T8">available for machine learning </text:span>training purposes. <text:span text:style-name="T22">An alternative possibility might be to use ‘signature genes’ for PTCL as ground truth. For example <text:s/>Javeed Iqbal’s [University of Nebraska, author of several papers including ones aiming at defining set of signature biomarkers for PTCLs]. (Noting also that it’s likely that there are likely to be many sets of gene expression signatures which as as good as this one and as good as each other.) </text:span></text:p>
      <text:p text:style-name="P9"/>
      <text:p text:style-name="P2">Even if it does not prove possible for algorithm to differentiate <text:span text:style-name="T23">PTCLs morphologically, algorithm which has success with gene expression data alone would likely be useful.</text:span></text:p>
      <text:p text:style-name="P2"/>
      <text:p text:style-name="P3">Ideally <text:span text:style-name="T11">the output </text:span>would be a support tool for Pathologists, but <text:span text:style-name="T24">if this does not prove possible, fall back objective might be to a teaching aid and this would still be a worthwhile deliverable.</text:span></text:p>
      <text:p text:style-name="P3"/>
      <text:p text:style-name="P12">Noted that PMCC does not currently <text:span text:style-name="T14">use digital histopathology, but it does have the capability to digitise slides. Nominal $5 per slide charge mentioned.</text:span></text:p>
      <text:p text:style-name="P12"/>
      <text:p text:style-name="P22">Core needle biopsies are mostly (exclusively?) used <text:span text:style-name="T21">at PMCC</text:span>. <text:span text:style-name="T21">[noting that most publicly available data are digitised H&amp;E images].</text:span></text:p>
      <text:p text:style-name="P22"/>
      <text:p text:style-name="P23">Often also companion immunohistochemistry images. Discussion around whether it would be useful to include these in ML training &amp; consensus was ‘yes’ because it’s possible that algorithm might pick an a cross image association; something that humans aren’t good at doing.</text:p>
      <text:p text:style-name="P12"/>
      <text:p text:style-name="P18">PMCC <text:span text:style-name="T20">has </text:span>a Nanostring <text:span text:style-name="T20">system. Currently using the Human Immunology gene panel (around 700 genes). <text:s/>This was used for the B Cell project &amp; we have 150 or so B Cell runs.</text:span></text:p>
      <text:p text:style-name="P18"/>
      <text:p text:style-name="P18"><text:span text:style-name="T20">This panel probably includes most or all of the genes implicated in PTCL. <text:s/>Planning on developing a panel specifically for T Cell. </text:span></text:p>
      <text:p text:style-name="P17"/>
      <text:p text:style-name="P16">Nanostring currently only has one ‘product’ at the moment, a breast cancer screening test. <text:span text:style-name="T19">Produces gene expression counts (number per gene) and also comes with software to convert these into a prediction of likelihood of malignancy, expressed as a probability. <text:s/></text:span></text:p>
      <text:p text:style-name="P16"/>
      <text:p text:style-name="P10"><text:soft-page-break/><text:span text:style-name="T16">Ken t</text:span>alked through possible <text:span text:style-name="T9">staging of Peter’s PhD activities. <text:s/>Initial work can use publicly available WSI images from e.g. TCGA, Camelyon (‘Grand Challenge’) etc. <text:s/></text:span></text:p>
      <text:p text:style-name="P10"/>
      <text:p text:style-name="P11"><text:span text:style-name="T17">Peter said that a</text:span> small number of Lymphoma WSIs <text:span text:style-name="T12">are </text:span>available <text:span text:style-name="T18">from public datasets </text:span>(nearly all B Cell). <text:s/>Some of these <text:span text:style-name="T13">(mabe 40) </text:span>have associated <text:span text:style-name="T10">gene expression data (RNASync). <text:s/>[at least one other project has used this data]</text:span></text:p>
      <text:p text:style-name="P11"/>
      <text:p text:style-name="P21">Next Steps:</text:p>
      <text:p text:style-name="P13"/>
      <text:p text:style-name="P14">Piers’ will provide 10 slides for each of two Lymphoma subtypes; </text:p>
      <text:p text:style-name="P14"/>
      <text:p text:style-name="P15">preferably <text:span text:style-name="T15">ones which will be easy for an ML algorithm to differentiate; for Peter to use for model callibration purposes. </text:span></text:p>
      <text:p text:style-name="P15"/>
      <text:p text:style-name="P15"><text:span text:style-name="T15">Ideally one of these would correspone to slides for which Yamuna already has gene expression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5:04:45.919034109</meta:creation-date>
    <dc:date>2019-11-06T16:23:34.078162498</dc:date>
    <meta:editing-duration>PT1H10M56S</meta:editing-duration>
    <meta:editing-cycles>106</meta:editing-cycles>
    <meta:generator>LibreOffice/6.2.8.2$Linux_X86_64 LibreOffice_project/20$Build-2</meta:generator>
    <meta:document-statistic meta:table-count="0" meta:image-count="0" meta:object-count="0" meta:page-count="2" meta:paragraph-count="21" meta:word-count="526" meta:character-count="3263" meta:non-whitespace-character-count="2740"/>
  </office:meta>
</office:document-meta>
</file>